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rsid="0019f01c" officeooo:paragraph-rsid="0019f01c"/>
    </style:style>
    <style:style style:name="P2" style:family="paragraph" style:parent-style-name="Standard">
      <style:paragraph-properties fo:text-align="center" style:justify-single-word="false"/>
      <style:text-properties officeooo:rsid="0019f01c" officeooo:paragraph-rsid="0019f01c"/>
    </style:style>
    <style:style style:name="P3" style:family="paragraph" style:parent-style-name="Standard">
      <style:text-properties officeooo:rsid="001bb2c1" officeooo:paragraph-rsid="001bb2c1"/>
    </style:style>
    <style:style style:name="P4" style:family="paragraph" style:parent-style-name="Standard" style:list-style-name="L1">
      <style:text-properties officeooo:rsid="001bb2c1" officeooo:paragraph-rsid="001bb2c1"/>
    </style:style>
    <style:style style:name="P5" style:family="paragraph" style:parent-style-name="Standard">
      <style:text-properties officeooo:rsid="001c93b6" officeooo:paragraph-rsid="001c93b6"/>
    </style:style>
    <style:style style:name="P6" style:family="paragraph" style:parent-style-name="Standard" style:list-style-name="L2">
      <style:text-properties officeooo:rsid="001e6fc4" officeooo:paragraph-rsid="001e6fc4"/>
    </style:style>
    <style:style style:name="P7" style:family="paragraph" style:parent-style-name="Standard">
      <style:text-properties officeooo:rsid="001e6fc4" officeooo:paragraph-rsid="001e6fc4"/>
    </style:style>
    <style:style style:name="P8" style:family="paragraph" style:parent-style-name="Standard">
      <style:text-properties officeooo:rsid="00219eb6" officeooo:paragraph-rsid="00219eb6"/>
    </style:style>
    <style:style style:name="P9" style:family="paragraph" style:parent-style-name="Table_20_Contents">
      <style:paragraph-properties fo:text-align="end" style:justify-single-word="false"/>
      <style:text-properties officeooo:rsid="0019f01c" officeooo:paragraph-rsid="0019f01c"/>
    </style:style>
    <style:style style:name="T1" style:family="text">
      <style:text-properties officeooo:rsid="001ce3a4"/>
    </style:style>
    <style:style style:name="T2" style:family="text">
      <style:text-properties officeooo:rsid="001d7501"/>
    </style:style>
    <style:style style:name="T3" style:family="text">
      <style:text-properties officeooo:rsid="001e6fc4"/>
    </style:style>
    <style:style style:name="T4" style:family="text">
      <style:text-properties officeooo:rsid="0020208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Duport Orlane</text:p>
            <text:p text:style-name="P1">Trouillard Thomas</text:p>
          </table:table-cell>
          <table:table-cell table:style-name="Tableau1.A1" office:value-type="string">
            <text:p text:style-name="P9">20/12/18</text:p>
          </table:table-cell>
        </table:table-row>
      </table:table>
      <text:p text:style-name="P1"/>
      <text:p text:style-name="P1"/>
      <text:p text:style-name="P2">Rapport Projet CAO </text:p>
      <text:p text:style-name="P2">Interpolation par élément fini de Powell et Sabin pour </text:p>
      <text:p text:style-name="P2">la représentation d’une surface de classe<draw:frame draw:style-name="fr1" draw:name="Objet1" text:anchor-type="as-char" svg:y="-0.437cm" svg:width="0.633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3">But :</text:p>
      <text:list xml:id="list1240486948" text:style-name="L1">
        <text:list-item>
          <text:p text:style-name="P4">expliquer la manière dont la mise en œuvre a été réalisée</text:p>
        </text:list-item>
        <text:list-item>
          <text:p text:style-name="P4">description de la structure du programme</text:p>
        </text:list-item>
        <text:list-item>
          <text:p text:style-name="P4">description des modules et algorithmes utilisés en liaison avec les calculs</text:p>
        </text:list-item>
        <text:list-item>
          <text:p text:style-name="P4">mettre en évidence les fonctionnalités du programme</text:p>
        </text:list-item>
        <text:list-item>
          <text:p text:style-name="P4">résultats d’<text:span text:style-name="T1">e</text:span>xécution correspondant aux fonctions <text:s/>à tester (graphes)</text:p>
        </text:list-item>
      </text:list>
      <text:p text:style-name="P3"/>
      <text:p text:style-name="P5">Introduction : </text:p>
      <text:p text:style-name="P5"/>
      <text:p text:style-name="P5">Le but de ce projet est de développer un algorithme capable d’interpoler une fonction sur une surface composée d’élements finis <text:s/>de Powell et Sabin. Pour ce<text:span text:style-name="T3">la</text:span>, nous disposons à l’origine d’un fichier comportant les coordonnées de points : « <text:span text:style-name="T2">ps.pts » et l’algorithme génère un fichier de résultats : « PS.RES » comportant :</text:span></text:p>
      <text:list xml:id="list2270685588" text:style-name="L2">
        <text:list-item>
          <text:p text:style-name="P6">la liste des triangles et des points<draw:frame draw:style-name="fr1" draw:name="Objet2" text:anchor-type="as-char" svg:y="-0.377cm" svg:width="0.524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associés sous la forme :</text:p>
        </text:list-item>
        <text:list-item>
          <text:p text:style-name="P6">la liste des points<draw:frame draw:style-name="fr1" draw:name="Objet3" text:anchor-type="as-char" svg:y="-0.377cm" svg:width="0.695cm" svg:height="0.531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pour chaque triangle sous la forme :</text:p>
        </text:list-item>
        <text:list-item>
          <text:p text:style-name="P6">la liste des<draw:frame draw:style-name="fr1" draw:name="Objet4" text:anchor-type="as-char" svg:y="-0.377cm" svg:width="0.547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points et des valeurs de chaque fonction sous la forme :</text:p>
        </text:list-item>
        <text:list-item>
          <text:p text:style-name="P6">la valeur de l’interpolant au points <text:s/>(2.5, 0.8), (0.2, 1.1), (2.9, 2.5)</text:p>
        </text:list-item>
        <text:list-item>
          <text:p text:style-name="P6">la valeur minimum et maximum de<draw:frame draw:style-name="fr1" draw:name="Objet5" text:anchor-type="as-char" svg:y="-0.377cm" svg:width="1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sur l’ensemble des points de visualisation (voir graphe<text:span text:style-name="T4">s</text:span>)</text:p>
        </text:list-item>
      </text:list>
      <text:p text:style-name="P7"/>
      <text:p text:style-name="P8">Mise en œuvre :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4:03:17.602992857</meta:creation-date>
    <meta:generator>LibreOffice/6.0.7.3$Linux_X86_64 LibreOffice_project/00m0$Build-3</meta:generator>
    <dc:date>2018-12-20T15:46:57.065246816</dc:date>
    <meta:editing-duration>PT33M</meta:editing-duration>
    <meta:editing-cycles>5</meta:editing-cycles>
    <meta:document-statistic meta:table-count="1" meta:image-count="0" meta:object-count="5" meta:page-count="1" meta:paragraph-count="20" meta:word-count="197" meta:character-count="1155" meta:non-whitespace-character-count="982"/>
  </office:meta>
</office:document-meta>
</file>

<file path=Object 1/content.xml><?xml version="1.0" encoding="utf-8"?>
<math xmlns="http://www.w3.org/1998/Math/MathML" display="block">
  <semantics>
    <msup>
      <mi>C</mi>
      <mn>1</mn>
    </msup>
    <annotation encoding="StarMath 5.0">C^1</annotation>
  </semantics>
</math>
</file>

<file path=Object 2/content.xml><?xml version="1.0" encoding="utf-8"?>
<math xmlns="http://www.w3.org/1998/Math/MathML" display="block">
  <semantics>
    <mi>Ω</mi>
    <annotation encoding="StarMath 5.0">Ω</annotation>
  </semantics>
</math>
</file>

<file path=Object 3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>f</mi>
      <mo stretchy="false">−</mo>
      <mi>S</mi>
    </mrow>
    <annotation encoding="StarMath 5.0">f-S</annotation>
  </semantics>
</math>
</file>